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-*- coding: utf-8 -*-</text:p>
      <text:p text:style-name="Standard">"""</text:p>
      <text:p text:style-name="Standard">Spyder Editor</text:p>
      <text:p text:style-name="Standard"/>
      <text:p text:style-name="Standard">This is a temporary script file.</text:p>
      <text:p text:style-name="Standard">"""</text:p>
      <text:p text:style-name="Standard"/>
      <text:p text:style-name="Standard">x=10</text:p>
      <text:p text:style-name="Standard">print(x)</text:p>
      <text:p text:style-name="Standard">l1 =[1,2,3,4,5]</text:p>
      <text:p text:style-name="Standard"/>
      <text:p text:style-name="Standard">#Numpy-Numerical Python</text:p>
      <text:p text:style-name="Standard">#Helps to create arrays</text:p>
      <text:p text:style-name="Standard"/>
      <text:p text:style-name="Standard">import numpy as np</text:p>
      <text:p text:style-name="Standard">arr1=np.array([100,200,300,400,500,600])</text:p>
      <text:p text:style-name="Standard">#arr1 is an n dimensional array but it is storing integer</text:p>
      <text:p text:style-name="Standard">#the array method is taking a list as parameter</text:p>
      <text:p text:style-name="Standard"/>
      <text:p text:style-name="Standard">#create an array from a list of l1</text:p>
      <text:p text:style-name="Standard">m1=np.array(l1)</text:p>
      <text:p text:style-name="Standard">type(m1)</text:p>
      <text:p text:style-name="Standard">#only returns values</text:p>
      <text:p text:style-name="Standard">print(arr1)</text:p>
      <text:p text:style-name="Standard">#gives array with datatype</text:p>
      <text:p text:style-name="Standard">arr1[0]</text:p>
      <text:p text:style-name="Standard">from numpy import *</text:p>
      <text:p text:style-name="Standard">arr5=array([10,20,30])</text:p>
      <text:p text:style-name="Standard">arr5</text:p>
      <text:p text:style-name="Standard">#what is the dimension of array 1</text:p>
      <text:p text:style-name="Standard">arr1.ndim</text:p>
      <text:p text:style-name="Standard"/>
      <text:p text:style-name="Standard">#what is the shape of arr1</text:p>
      <text:p text:style-name="Standard">arr1.shape</text:p>
      <text:p text:style-name="Standard"/>
      <text:p text:style-name="Standard">#wjat is the size</text:p>
      <text:p text:style-name="Standard">arr1.size</text:p>
      <text:p text:style-name="Standard">#what is the type of values stored in the array in array?</text:p>
      <text:p text:style-name="Standard">type(arr1)#what is the type of values stored in arr1</text:p>
      <text:p text:style-name="Standard">arr1.dtype</text:p>
      <text:p text:style-name="Standard">import numpy as np</text:p>
      <text:p text:style-name="Standard"/>
      <text:p text:style-name="Standard">l3=["good","morning","everyone"]</text:p>
      <text:p text:style-name="Standard">ar1=np.array(l3)</text:p>
      <text:p text:style-name="Standard">print(ar1)</text:p>
      <text:p text:style-name="Standard">str2="Good morning everyone"</text:p>
      <text:p text:style-name="Standard">str2.split()</text:p>
      <text:p text:style-name="Standard">print(ar1)</text:p>
      <text:p text:style-name="Standard"/>
      <text:p text:style-name="Standard">#can take tuple as input to array</text:p>
      <text:p text:style-name="Standard"/>
      <text:p text:style-name="Standard">a1=np.array((10,20,30,40,50,60,70,80,90)).reshape(3,3)</text:p>
      <text:p text:style-name="Standard"><text:soft-page-break/>print(a1)</text:p>
      <text:p text:style-name="Standard">print(a1.ndim)</text:p>
      <text:p text:style-name="Standard">a1.shape</text:p>
      <text:p text:style-name="Standard">a1.size</text:p>
      <text:p text:style-name="Standard">a1.dtype</text:p>
      <text:p text:style-name="Standard"/>
      <text:p text:style-name="Standard">#another methed tod to create an array</text:p>
      <text:p text:style-name="Standard">#arange method</text:p>
      <text:p text:style-name="Standard">a3=np.arange(20)</text:p>
      <text:p text:style-name="Standard">a4=np.arange(20).reshape(5,4)</text:p>
      <text:p text:style-name="Standard">a5=np.arange(1,50,2)</text:p>
      <text:p text:style-name="Standard">a5.reshape(5,5)</text:p>
      <text:p text:style-name="Standard"/>
      <text:p text:style-name="Standard">a5[3]</text:p>
      <text:p text:style-name="Standard">a5[0:3]</text:p>
      <text:p text:style-name="Standard">a5[3:5]</text:p>
      <text:p text:style-name="Standard">print(a5)</text:p>
      <text:p text:style-name="Standard">a5[0:3,2:4]</text:p>
      <text:p text:style-name="Standard"/>
      <text:p text:style-name="Standard">a5[1:4,1:4]</text:p>
      <text:p text:style-name="Standard">a5[-1]</text:p>
      <text:p text:style-name="Standard">a[:,-1]</text:p>
      <text:p text:style-name="Standard">a5[-1,-1]</text:p>
      <text:p text:style-name="Standard">a5[0,0]</text:p>
      <text:p text:style-name="Standard">a[1,2]</text:p>
      <text:p text:style-name="Standard"/>
      <text:p text:style-name="Standard">#creating a 3D array</text:p>
      <text:p text:style-name="Standard">b1=np.arange(27)</text:p>
      <text:p text:style-name="Standard">b1</text:p>
      <text:p text:style-name="Standard">b1.ndim</text:p>
      <text:p text:style-name="Standard">#2D Array</text:p>
      <text:p text:style-name="Standard">b2=np.arange(27).reshape(9,3)</text:p>
      <text:p text:style-name="Standard">b2.ndim</text:p>
      <text:p text:style-name="Standard">b3=np.arange(27).reshape(3,3,3)</text:p>
      <text:p text:style-name="Standard">b3</text:p>
      <text:p text:style-name="Standard">b3.shape</text:p>
      <text:p text:style-name="Standard"/>
      <text:p text:style-name="Standard">b4=np.arange(120).reshape(4,5,6)</text:p>
      <text:p text:style-name="Standard">print(b4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17:41:26.862079100</meta:creation-date>
    <dc:date>2025-05-15T17:41:48.044757400</dc:date>
    <meta:editing-duration>PT22S</meta:editing-duration>
    <meta:editing-cycles>1</meta:editing-cycles>
    <meta:document-statistic meta:table-count="0" meta:image-count="0" meta:object-count="0" meta:page-count="2" meta:paragraph-count="76" meta:word-count="182" meta:character-count="1346" meta:non-whitespace-character-count="1240"/>
    <meta:generator>LibreOffice/25.2.2.2$Windows_X86_64 LibreOffice_project/7370d4be9e3cf6031a51beef54ff3bda878e3fac</meta:generator>
  </office:meta>
</office:document-meta>
</file>